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aruda" svg:font-family="Garuda" style:font-pitch="variable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15e7" officeooo:paragraph-rsid="000e15e7"/>
    </style:style>
    <style:style style:name="P2" style:family="paragraph" style:parent-style-name="Footer">
      <style:paragraph-properties fo:text-align="end" style:justify-single-word="false"/>
      <style:text-properties style:font-name="Liberation Serif" officeooo:rsid="000e15e7" officeooo:paragraph-rsid="000e15e7"/>
    </style:style>
    <style:style style:name="P3" style:family="paragraph" style:parent-style-name="Footer">
      <style:paragraph-properties fo:text-align="center" style:justify-single-word="false"/>
      <style:text-properties officeooo:rsid="000e15e7" officeooo:paragraph-rsid="000e15e7"/>
    </style:style>
    <style:style style:name="P4" style:family="paragraph" style:parent-style-name="Standard">
      <style:paragraph-properties fo:text-align="start" style:justify-single-word="false"/>
      <style:text-properties style:font-name="Garuda" fo:font-size="12pt" officeooo:rsid="000e15e7" officeooo:paragraph-rsid="000e15e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Rekha" fo:font-size="12pt" officeooo:rsid="000e15e7" officeooo:paragraph-rsid="000e15e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Rekha" fo:font-size="12pt" officeooo:rsid="000e15e7" officeooo:paragraph-rsid="000e15e7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Garuda" fo:font-size="18pt" officeooo:rsid="0013153f" officeooo:paragraph-rsid="0013153f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Garuda" fo:font-size="12pt" officeooo:rsid="0013153f" officeooo:paragraph-rsid="0013153f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Garuda" fo:font-size="12pt" fo:font-style="normal" fo:font-weight="normal" officeooo:rsid="001415b9" officeooo:paragraph-rsid="001415b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41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igh level control from the raspberry pi</text:p>
      <text:p text:style-name="P7"/>
      <text:p text:style-name="P8">- Connect the ArduPilot to the Raspberry Pi over USB and modify the <text:span text:style-name="T1">AP</text:span> code to accept THR, YAW, PIT, ROL over the serial port.</text:p>
      <text:p text:style-name="P4">- <text:span text:style-name="T1">We can then set the raspberry Pi as a wifi access point and send the stick input over wireless from the phone </text:span></text:p>
      <text:p text:style-name="P5"/>
      <text:p text:style-name="P9"><text:a xlink:type="simple" xlink:href="http://www.youtube.com/watch?v=iSKVnFI_7HA">A Raspberry Pi quadcopter</text:a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Garuda" svg:font-family="Garuda" style:font-pitch="variable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15e7" officeooo:paragraph-rsid="000e15e7"/>
    </style:style>
    <style:style style:name="MP2" style:family="paragraph" style:parent-style-name="Footer">
      <style:paragraph-properties fo:text-align="end" style:justify-single-word="false"/>
      <style:text-properties style:font-name="Liberation Serif" officeooo:rsid="000e15e7" officeooo:paragraph-rsid="000e15e7"/>
    </style:style>
    <style:style style:name="MP3" style:family="paragraph" style:parent-style-name="Footer">
      <style:paragraph-properties fo:text-align="center" style:justify-single-word="false"/>
      <style:text-properties officeooo:rsid="000e15e7" officeooo:paragraph-rsid="000e15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ESEARCH CONTROL SIGNALS <text:tab/><text:tab/>DOCUMENTATION</text:p>
        <text:p text:style-name="MP2">Aurélien Hontabat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Franky</meta:initial-creator>
    <meta:creation-date>2014-03-11T13:45:54.926623342</meta:creation-date>
    <dc:date>2014-03-11T14:45:12.898709147</dc:date>
    <dc:creator>Aurélien Franky</dc:creator>
    <meta:editing-duration>PT4M54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66" meta:character-count="361" meta:non-whitespace-character-count="299"/>
  </office:meta>
</office:document-meta>
</file>